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10f177" officeooo:paragraph-rsid="0010f177" style:font-size-asian="14pt" style:font-size-complex="14pt"/>
    </style:style>
    <style:style style:name="P2" style:family="paragraph" style:parent-style-name="Standard">
      <style:text-properties fo:font-size="14pt" officeooo:rsid="0010f177" officeooo:paragraph-rsid="00135094" style:font-size-asian="14pt" style:font-size-complex="14pt"/>
    </style:style>
    <style:style style:name="P3" style:family="paragraph" style:parent-style-name="Standard">
      <style:text-properties fo:font-size="14pt" officeooo:rsid="0012618f" officeooo:paragraph-rsid="0012618f" style:font-size-asian="14pt" style:font-size-complex="14pt"/>
    </style:style>
    <style:style style:name="P4" style:family="paragraph" style:parent-style-name="Standard">
      <style:text-properties fo:font-size="14pt" officeooo:rsid="00135094" officeooo:paragraph-rsid="00135094" style:font-size-asian="14pt" style:font-size-complex="14pt"/>
    </style:style>
    <style:style style:name="P5" style:family="paragraph" style:parent-style-name="Standard">
      <style:text-properties fo:font-size="14pt" officeooo:paragraph-rsid="00135094" style:font-size-asian="14pt" style:font-size-complex="14pt"/>
    </style:style>
    <style:style style:name="T1" style:family="text">
      <style:text-properties officeooo:rsid="0012618f"/>
    </style:style>
    <style:style style:name="T2" style:family="text">
      <style:text-properties officeooo:rsid="001452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Il y a 1 mois, nous avons <text:span text:style-name="T1">dû créer</text:span> un groupe <text:span text:style-name="T1">de quatre</text:span> personnes pour réaliser un projet informatique. Les choix étaient divers et nous finîmes par opter pour la cryptographie.</text:p>
      <text:p text:style-name="P2"><text:tab/></text:p>
      <text:p text:style-name="P2"><text:s/>Lors de la première séance, il fallut se répartir les tâches de ce projet. Brendan fit le cahier des charges, Paul commençait le cryptage de Vigenère tandis que Clément faisaient des recherches pour <text:s/>savoir si le cryptage d'une image étaient une possibilité de cryptage accessible que nous pouvions exploiter dans ce projet. <text:span text:style-name="T1">Swann de son</text:span> côté <text:span text:style-name="T1">s’occupait</text:span> du chiffrement de César. L'ambiance était très bonne et nous avancions très vite : à la fin de la séance, le cahier des charges et le cryptage par nombre de César était finis.</text:p>
      <text:p text:style-name="P1"/>
      <text:p text:style-name="P1"><text:tab/>Lors de la deuxième séance, il nous fallu répartir les tâches de nouveau, Brendan et <text:span text:style-name="T1">Swann</text:span> ayant fini <text:span text:style-name="T1">leur</text:span> parties. Nous décidâmes de répartir chacun avec Paul et Clément pour les aider dans leur partie de codage. Paul et Brendan progressèrent rapidement dans le codage du chiffrement de Vigenère et à la fin de la séance, celui-ci touchait à sa fin. Paul le fini entre cette séance et la troisième chez lui. <text:span text:style-name="T1">De leur côté Clément et Swann avancèrent à bonne allure dans le cryptage d'image ce qui permit à Clément de finaliser le codage chez lui. Cependant, durant cette séance, il nous fallu faire face à un problème que nous ne pourrions résoudre : si Linux gère les accents dans la console, ceci n'est pas le cas de Windows et nous ne pûmes trouver de solutions viables à ce problème.</text:span></text:p>
      <text:p text:style-name="P3"><text:tab/>Vînt alors la troisième séance. La partie de codage de notre projet de cryptographie était finie et il nous fallait désormais supprimer les redondances et commenter notre code. Nous nous regroupâmes tous ensemble autour de deux ordinateurs et passâmes notre séance à nous occuper de cette partie du projet. A la fin de cette séance, nous étions presque prêts à rendre notre programme. Il nous restait à nous occuper de soigner les détails du code et du menu interactif que nous avions créé.</text:p>
      <text:p text:style-name="P5"><text:tab/>Nous finalisâmes notre projet lors de la quatrième séance. Durant cette séance, nous rédigeâmes notre retour d’expérience et nous assurèrent du fonctionnement complet et infaillible de notre programme : cette phase de test nous permit de nous assurer que si l'utilisateur entrait des données incompatibles avec le chiffrement qu'il souhaitait effectuer, le programme détectait l'erreur et la signalait à l'utilisateur. <text:span text:style-name="T2">Cependant, il semblerait que les caractères Unicode récupérés par la classe Scanner sont mal interprétés, malgré la présence d'un paramètre précisant l'encodage. De plus, ce problème n'apparaissant que sous Windows, Il semblerait que le problème proviennent plus probablement de l'OS.</text:span></text:p>
      <text:p text:style-name="P4"><text:tab/>La cohésion dans notre groupe fût très bonne et nous n'eûmes aucun différent concernant la direction que nous souhaitions donner à chaque séance et au projet dans sa globalité. Ce fût pour nous tous une expérience intéressante de la création complète et en autonomie d'un programme ayant une fin répondant à un besoin utile dans le monde actuel : protéger des données personnelles ou sensibles à l'aide de programmes de cryp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08:04:26.239000000</meta:creation-date>
    <dc:date>2016-05-27T20:45:18.469000000</dc:date>
    <meta:editing-duration>PT8M36S</meta:editing-duration>
    <meta:editing-cycles>2</meta:editing-cycles>
    <meta:generator>LibreOffice/4.2.5.1$Windows_x86 LibreOffice_project/881bb88abfe2992c6cede97c23e64a9885de87de</meta:generator>
    <meta:document-statistic meta:table-count="0" meta:image-count="0" meta:object-count="0" meta:page-count="1" meta:paragraph-count="7" meta:word-count="516" meta:character-count="3121" meta:non-whitespace-character-count="2603"/>
  </office:meta>
</office:document-meta>
</file>